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leteFromEndReluctant.specializePattern(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teFromEndReluctant.convertToRegex( StringBuffer sb , boolean gree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leteFromEndReluctant.DeleteFromEndRelucta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